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star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</style:style>
    <style:style style:name="T1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position="-16% 58%" style:font-name="Times New Roman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text-position="-16% 58%" style:font-name="Times New Roman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text-position="0% 100%" style:font-name="Arial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.54cm" svg:height="1.778cm" svg:x="5.715cm" svg:y="0.762cm">
          <text:p text:style-name="P1"><text:span text:style-name="T1">j</text:span><text:span text:style-name="T2">0</text:span></text:p>
          <text:p text:style-name="P2"><text:span text:style-name="T3"/></text:p>
          <text:p text:style-name="P2"><text:span text:style-name="T3">0.07552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3.175cm" svg:y="3.81cm">
          <text:p text:style-name="P1"><text:span text:style-name="T1">left j</text:span><text:span text:style-name="T2">0</text:span></text:p>
          <text:p text:style-name="P2"><text:span text:style-name="T3"/></text:p>
          <text:p text:style-name="P2"><text:span text:style-name="T3">0.88581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8.255cm" svg:y="3.81cm">
          <text:p text:style-name="P1"><text:span text:style-name="T4">right j</text:span><text:span text:style-name="T5">0</text:span></text:p>
          <text:p text:style-name="P2"><text:span text:style-name="T3"/></text:p>
          <text:p text:style-name="P2"><text:span text:style-name="T3">0.89752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0.635cm" svg:y="6.985cm">
          <text:p text:style-name="P1"><text:span text:style-name="T1">left (left j</text:span><text:span text:style-name="T2">0</text:span><text:span text:style-name="T6">)</text:span></text:p>
          <text:p text:style-name="P2"><text:span text:style-name="T3"/></text:p>
          <text:p text:style-name="P2"><text:span text:style-name="T3">0.37930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54cm" svg:height="1.905cm" svg:x="3.81cm" svg:y="6.985cm">
          <text:p text:style-name="P1"><text:span text:style-name="T1">right (left</text:span><text:span text:style-name="T1"> j</text:span><text:span text:style-name="T2">0</text:span><text:span text:style-name="T6">)</text:span></text:p>
          <text:p text:style-name="P2"><text:span text:style-name="T3"/></text:p>
          <text:p text:style-name="P2"><text:span text:style-name="T3">0.98702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7.62cm" svg:y="6.985cm">
          <text:p text:style-name="P1"><text:span text:style-name="T1">left (right</text:span><text:span text:style-name="T1"> j</text:span><text:span text:style-name="T2">0</text:span><text:span text:style-name="T6">)</text:span></text:p>
          <text:p text:style-name="P2"><text:span text:style-name="T3"/></text:p>
          <text:p text:style-name="P2"><text:span text:style-name="T3">0.81977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10.795cm" svg:y="6.985cm">
          <text:p text:style-name="P1"><text:span text:style-name="T1">right (right</text:span><text:span text:style-name="T1"> j</text:span><text:span text:style-name="T2">0</text:span><text:span text:style-name="T6">)</text:span></text:p>
          <text:p text:style-name="P2"><text:span text:style-name="T3"/></text:p>
          <text:p text:style-name="P2"><text:span text:style-name="T3">0.62864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5.715cm" svg:y1="2.54cm" svg:x2="4.445cm" svg:y2="3.81cm">
          <text:p/>
        </draw:line>
        <draw:line draw:style-name="gr2" draw:text-style-name="P5" draw:layer="layout" svg:x1="8.255cm" svg:y1="2.54cm" svg:x2="9.525cm" svg:y2="3.81cm">
          <text:p/>
        </draw:line>
        <draw:line draw:style-name="gr2" draw:text-style-name="P5" draw:layer="layout" svg:x1="3.175cm" svg:y1="5.715cm" svg:x2="1.905cm" svg:y2="6.985cm">
          <text:p/>
        </draw:line>
        <draw:line draw:style-name="gr2" draw:text-style-name="P5" draw:layer="layout" svg:x1="5.08cm" svg:y1="5.715cm" svg:x2="5.08cm" svg:y2="6.985cm">
          <text:p/>
        </draw:line>
        <draw:line draw:style-name="gr2" draw:text-style-name="P5" draw:layer="layout" svg:x1="8.89cm" svg:y1="5.715cm" svg:x2="8.89cm" svg:y2="6.985cm">
          <text:p/>
        </draw:line>
        <draw:line draw:style-name="gr2" draw:text-style-name="P5" draw:layer="layout" svg:x1="10.795cm" svg:y1="5.588cm" svg:x2="12.065cm" svg:y2="6.985cm">
          <text:p/>
        </draw:line>
        <draw:line draw:style-name="gr3" draw:text-style-name="P5" draw:layer="layout" svg:x1="1.27cm" svg:y1="8.89cm" svg:x2="0.635cm" svg:y2="10.16cm">
          <text:p/>
        </draw:line>
        <draw:line draw:style-name="gr3" draw:text-style-name="P5" draw:layer="layout" svg:x1="2.54cm" svg:y1="8.89cm" svg:x2="3.175cm" svg:y2="10.16cm">
          <text:p/>
        </draw:line>
        <draw:line draw:style-name="gr3" draw:text-style-name="P5" draw:layer="layout" svg:x1="4.445cm" svg:y1="8.89cm" svg:x2="3.81cm" svg:y2="10.16cm">
          <text:p/>
        </draw:line>
        <draw:line draw:style-name="gr3" draw:text-style-name="P5" draw:layer="layout" svg:x1="5.715cm" svg:y1="8.89cm" svg:x2="6.35cm" svg:y2="10.16cm">
          <text:p/>
        </draw:line>
        <draw:line draw:style-name="gr3" draw:text-style-name="P5" draw:layer="layout" svg:x1="8.255cm" svg:y1="8.89cm" svg:x2="7.62cm" svg:y2="10.16cm">
          <text:p/>
        </draw:line>
        <draw:line draw:style-name="gr3" draw:text-style-name="P5" draw:layer="layout" svg:x1="9.525cm" svg:y1="8.89cm" svg:x2="10.16cm" svg:y2="10.16cm">
          <text:p/>
        </draw:line>
        <draw:line draw:style-name="gr3" draw:text-style-name="P5" draw:layer="layout" svg:x1="11.43cm" svg:y1="8.89cm" svg:x2="10.795cm" svg:y2="10.16cm">
          <text:p/>
        </draw:line>
        <draw:line draw:style-name="gr3" draw:text-style-name="P5" draw:layer="layout" svg:x1="12.7cm" svg:y1="8.89cm" svg:x2="13.335cm" svg:y2="10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2-10T11:41:09.220972399</dc:date>
    <dc:creator>Neil Toronto</dc:creator>
    <meta:editing-duration>PT2H48M12S</meta:editing-duration>
    <meta:editing-cycles>6</meta:editing-cycles>
    <meta:generator>LibreOffice/4.1.3.2$Linux_X86_64 LibreOffice_project/410m0$Build-2</meta:generator>
    <meta:document-statistic meta:object-count="21"/>
  </office:meta>
</office:document-meta>
</file>